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f6b3" officeooo:paragraph-rsid="0003f6b3"/>
    </style:style>
    <style:style style:name="P2" style:family="paragraph" style:parent-style-name="Standard">
      <style:text-properties officeooo:rsid="00056f18" officeooo:paragraph-rsid="00056f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n'est pas un exercice</text:p>
      <text:p text:style-name="P1"/>
      <text:p text:style-name="P2">Non pl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0:28:09.602433864</meta:creation-date>
    <dc:date>2020-01-16T10:31:04.049218267</dc:date>
    <meta:editing-duration>PT1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7" meta:character-count="34" meta:non-whitespace-character-count="29"/>
  </office:meta>
</office:document-meta>
</file>